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7cb"/>
    </style:style>
    <style:style style:name="P2" style:family="paragraph" style:parent-style-name="Preformatted_20_Text">
      <style:text-properties style:font-name="monospace" officeooo:rsid="001187cb" officeooo:paragraph-rsid="001187cb"/>
    </style:style>
    <style:style style:name="P3" style:family="paragraph" style:parent-style-name="Preformatted_20_Text">
      <style:text-properties officeooo:paragraph-rsid="001187cb"/>
    </style:style>
    <style:style style:name="T1" style:family="text">
      <style:text-properties fo:color="#000000" style:font-name="monospace" fo:background-color="#ffffff" loext:char-shading-value="0"/>
    </style:style>
    <style:style style:name="T2" style:family="text">
      <style:text-properties style:font-name="monospace"/>
    </style:style>
    <style:style style:name="T3" style:family="text">
      <style:text-properties style:font-name="monospace" officeooo:rsid="001187cb"/>
    </style:style>
    <style:style style:name="T4" style:family="text">
      <style:text-properties officeooo:rsid="00118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his document was produced on 05/15/2020 by software:</text:span></text:p>
      <text:p text:style-name="P1"><text:span text:style-name="T1">LibreOffice 6.1.5.2 10(Build:2)</text:span><text:span text:style-name="T2"><text:line-break/></text:span><text:span text:style-name="T3">site: </text:span><text:a xlink:type="simple" xlink:href="https://www.libreoffice.org/" text:style-name="Internet_20_link" text:visited-style-name="Visited_20_Internet_20_Link"><text:span text:style-name="T3">https://www.libreoffice.org/</text:span></text:a></text:p>
      <text:p text:style-name="Preformatted_20_Text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4:39:12.778398921</dc:date>
    <meta:editing-duration>PT16M24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3" meta:word-count="13" meta:character-count="120" meta:non-whitespace-character-count="108"/>
  </office:meta>
</office:document-meta>
</file>